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sans-serif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.2083in" fo:margin-bottom="0.2083in" loext:contextual-spacing="false" fo:line-height="150%" fo:text-indent="0in" style:auto-text-indent="false" fo:padding="0in" fo:border="none"/>
      <style:text-properties fo:color="#333333" loext:padding="0in" loext:border="none"/>
    </style:style>
    <style:style style:name="P2" style:family="paragraph" style:parent-style-name="Heading_20_2">
      <style:paragraph-properties fo:margin-left="0in" fo:margin-right="0in" fo:margin-top="0.2083in" fo:margin-bottom="0.2083in" loext:contextual-spacing="false" fo:line-height="150%" fo:text-indent="0in" style:auto-text-indent="false" fo:padding="0in" fo:border="none"/>
      <style:text-properties fo:font-variant="normal" fo:text-transform="none" fo:color="#333333" fo:letter-spacing="normal" loext:padding="0in" loext:border="non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line-height="180%" fo:text-indent="0in" style:auto-text-indent="false" fo:padding="0in" fo:border="none"/>
      <style:text-properties fo:font-variant="normal" fo:text-transform="none" fo:color="#333333" fo:letter-spacing="normal" loext:padding="0in" loext:border="none"/>
    </style:style>
    <style:style style:name="P4" style:family="paragraph" style:parent-style-name="Text_20_body">
      <style:paragraph-properties fo:margin-left="0.1043in" fo:margin-right="0.1043in" fo:margin-top="0.1043in" fo:margin-bottom="0.1043in" loext:contextual-spacing="false" fo:line-height="180%" fo:text-indent="0in" style:auto-text-indent="false" fo:padding="0in" fo:border="none"/>
      <style:text-properties fo:font-variant="normal" fo:text-transform="none" fo:color="#333333" fo:letter-spacing="normal" style:font-name-asian="Verdana" style:font-size-asian="10.5pt" style:font-style-asian="normal" style:font-weight-asian="normal" loext:padding="0in" loext:border="none"/>
    </style:style>
    <style:style style:name="P5" style:family="paragraph" style:parent-style-name="Text_20_body">
      <style:paragraph-properties fo:margin-left="0.1043in" fo:margin-right="0.1043in" fo:margin-top="0in" fo:margin-bottom="0in" loext:contextual-spacing="false" fo:line-height="180%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7" style:family="paragraph" style:parent-style-name="Text_20_body" style:list-style-name="L2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8" style:family="paragraph" style:parent-style-name="Text_20_body" style:list-style-name="L3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9" style:family="paragraph" style:parent-style-name="Text_20_body" style:list-style-name="L4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10" style:family="paragraph" style:parent-style-name="Text_20_body" style:list-style-name="L9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11" style:family="paragraph" style:parent-style-name="Text_20_body" style:list-style-name="L5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12" style:family="paragraph" style:parent-style-name="Text_20_body" style:list-style-name="L6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13" style:family="paragraph" style:parent-style-name="Text_20_body" style:list-style-name="L7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14" style:family="paragraph" style:parent-style-name="Text_20_body" style:list-style-name="L8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15" style:family="paragraph" style:parent-style-name="Text_20_body" style:list-style-name="L10">
      <style:paragraph-properties fo:margin-left="0in" fo:margin-right="0in" fo:margin-top="0in" fo:margin-bottom="0in" loext:contextual-spacing="false" fo:line-height="180%" fo:text-indent="0in" style:auto-text-indent="false" fo:padding="0in" fo:border="none"/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P16" style:family="paragraph" style:parent-style-name="Preformatted_20_Text">
      <style:paragraph-properties fo:margin-left="0.052in" fo:margin-right="0.052in" fo:margin-top="0in" fo:margin-bottom="0in" loext:contextual-spacing="false" fo:line-height="180%" fo:text-indent="0in" style:auto-text-indent="false" fo:padding="0in" fo:border="none"/>
    </style:style>
    <style:style style:name="P17" style:family="paragraph" style:parent-style-name="Preformatted_20_Text">
      <style:paragraph-properties fo:margin-left="0.052in" fo:margin-right="0.052in" fo:margin-top="0.0102in" fo:margin-bottom="0.0102in" loext:contextual-spacing="false" fo:line-height="180%" fo:text-indent="0in" style:auto-text-indent="false" fo:padding="0in" fo:border="none"/>
    </style:style>
    <style:style style:name="P18" style:family="paragraph" style:parent-style-name="Preformatted_20_Text">
      <style:paragraph-properties fo:margin-left="0.052in" fo:margin-right="0.052in" fo:margin-top="0in" fo:margin-bottom="0in" loext:contextual-spacing="false" fo:line-height="180%" fo:text-indent="0in" style:auto-text-indent="false" fo:padding="0in" fo:border="none"/>
    </style:style>
    <style:style style:name="T1" style:family="text">
      <style:text-properties style:font-name="Verdana" fo:font-size="10.5pt" fo:font-style="normal" fo:font-weight="normal"/>
    </style:style>
    <style:style style:name="T2" style:family="text">
      <style:text-properties style:font-name="Verdana" fo:font-size="15.75pt" fo:font-style="normal" fo:font-weight="bold"/>
    </style:style>
    <style:style style:name="T3" style:family="text">
      <style:text-properties style:font-name-asian="Verdana" style:font-size-asian="10.5pt" style:font-style-asian="normal" style:font-weight-asian="normal"/>
    </style:style>
    <style:style style:name="T4" style:family="text">
      <style:text-properties style:font-name-asian="Verdana" style:font-size-asian="15.75pt" style:font-style-asian="normal" style:font-weight-asian="bold"/>
    </style:style>
    <style:style style:name="T5" style:family="text">
      <style:text-properties fo:font-variant="normal" fo:text-transform="none" fo:color="#333333" style:text-line-through-style="none" style:text-line-through-type="none" style:font-name="Verdana" fo:font-size="21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333333" style:text-line-through-style="none" style:text-line-through-type="none" fo:letter-spacing="normal" style:text-underline-style="none" style:text-blinking="false" style:font-name-asian="Verdana" style:font-size-asian="21pt" style:font-style-asian="normal" style:font-weight-asian="normal" loext:padding="0in" loext:border="none"/>
    </style:style>
    <style:style style:name="T7" style:family="text">
      <style:text-properties fo:font-variant="normal" fo:text-transform="none" fo:color="#333333" style:font-name="Verdana" fo:font-size="10.5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333333" fo:letter-spacing="normal" style:font-name-asian="Verdana" style:font-size-asian="10.5pt" style:font-style-asian="normal" style:font-weight-asian="normal" loext:padding="0in" loext:border="none"/>
    </style:style>
    <style:style style:name="T9" style:family="text">
      <style:text-properties fo:font-variant="normal" fo:text-transform="none" fo:color="#333333" fo:letter-spacing="normal" fo:background-color="#f5f5f5" loext:char-shading-value="0" style:font-name-asian="Courier New" style:font-size-asian="9pt" style:font-style-asian="normal" style:font-weight-asian="normal" loext:padding-left="0.052in" loext:padding-right="0.052in" loext:padding-top="0.0193in" loext:padding-bottom="0.0193in" loext:border="0.06pt solid #cccccc"/>
    </style:style>
    <style:style style:name="T10" style:family="text">
      <style:text-properties fo:font-variant="normal" fo:text-transform="none" fo:color="#333333" style:font-name="Courier New" fo:font-size="9pt" fo:letter-spacing="normal" fo:font-style="normal" fo:font-weight="normal" fo:background-color="#f5f5f5" loext:char-shading-value="0" loext:padding-left="0.052in" loext:padding-right="0.052in" loext:padding-top="0.0193in" loext:padding-bottom="0.0193in" loext:border="0.06pt solid #cccccc"/>
    </style:style>
    <style:style style:name="T11" style:family="text">
      <style:text-properties fo:font-variant="normal" fo:text-transform="none" fo:color="#333333" style:font-name="Courier New" fo:font-size="9pt" fo:letter-spacing="normal" fo:font-style="normal" fo:font-weight="normal" fo:background-color="#f5f5f5" loext:char-shading-value="0" loext:padding="0in" loext:border="none"/>
    </style:style>
    <style:style style:name="T12" style:family="text">
      <style:text-properties fo:font-variant="normal" fo:text-transform="none" fo:color="#008000" style:font-name="Courier New" fo:font-size="9pt" fo:letter-spacing="normal" fo:font-style="normal" fo:font-weight="normal" fo:background-color="#f5f5f5" loext:char-shading-value="0" loext:padding="0in" loext:border="none"/>
    </style:style>
    <style:style style:name="T13" style:family="text">
      <style:text-properties fo:font-variant="normal" fo:text-transform="none" fo:color="#008000" fo:letter-spacing="normal" fo:background-color="#f5f5f5" loext:char-shading-value="0" style:font-name-asian="Courier New" style:font-size-asian="9pt" style:font-style-asian="normal" style:font-weight-asian="normal" loext:padding="0in" loext:border="none"/>
    </style:style>
    <style:style style:name="T14" style:family="text">
      <style:text-properties fo:font-variant="normal" fo:text-transform="none" fo:color="#008000" fo:letter-spacing="normal" fo:background-color="#f5f5f5" loext:char-shading-value="0" loext:padding="0in" loext:border="none"/>
    </style:style>
    <style:style style:name="T15" style:family="text">
      <style:text-properties fo:font-variant="normal" fo:text-transform="none" fo:color="#0000ff" style:font-name="Courier New" fo:font-size="9pt" fo:letter-spacing="normal" fo:font-style="normal" fo:font-weight="normal" fo:background-color="#f5f5f5" loext:char-shading-value="0" loext:padding="0in" loext:border="none"/>
    </style:style>
    <style:style style:name="T16" style:family="text">
      <style:text-properties fo:font-variant="normal" fo:text-transform="none" fo:color="#0000ff" fo:letter-spacing="normal" fo:background-color="#f5f5f5" loext:char-shading-value="0" style:font-name-asian="Courier New" style:font-size-asian="9pt" style:font-style-asian="normal" style:font-weight-asian="normal" loext:padding="0in" loext:border="none"/>
    </style:style>
    <style:style style:name="T17" style:family="text">
      <style:text-properties fo:font-variant="normal" fo:text-transform="none" fo:color="#2b91af" style:font-name="Courier New" fo:font-size="9pt" fo:letter-spacing="normal" fo:font-style="normal" fo:font-weight="normal" fo:background-color="#f5f5f5" loext:char-shading-value="0" loext:padding="0in" loext:border="none"/>
    </style:style>
    <style:style style:name="T18" style:family="text">
      <style:text-properties fo:font-variant="normal" fo:text-transform="none" fo:color="#2b91af" fo:letter-spacing="normal" fo:background-color="#f5f5f5" loext:char-shading-value="0" style:font-name-asian="Courier New" style:font-size-asian="9pt" style:font-style-asian="normal" style:font-weight-asian="normal" loext:padding="0in" loext:border="none"/>
    </style:style>
    <style:style style:name="T19" style:family="text">
      <style:text-properties fo:font-variant="normal" fo:text-transform="none" fo:color="#a31515" style:font-name="Courier New" fo:font-size="9pt" fo:letter-spacing="normal" fo:font-style="normal" fo:font-weight="normal" fo:background-color="#f5f5f5" loext:char-shading-value="0" loext:padding="0in" loext:border="none"/>
    </style:style>
    <style:style style:name="T20" style:family="text">
      <style:text-properties fo:font-size="15.75pt" fo:font-weight="bold"/>
    </style:style>
    <style:style style:name="T21" style:family="text">
      <style:text-properties style:font-size-asian="15.75pt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20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runnerjack/p/9342362.html" text:style-name="Internet_20_link" text:visited-style-name="Visited_20_Internet_20_Link"><text:span text:style-name="T5">git fetch &amp; pull</text:span></text:a><text:a xlink:type="simple" xlink:href="https://www.cnblogs.com/runnerjack/p/9342362.html" text:style-name="Internet_20_link" text:visited-style-name="Visited_20_Internet_20_Link"><text:span text:style-name="T6">详解</text:span></text:a></text:h>
      <text:section text:style-name="Sect1" text:name="cnblogs_post_body">
        <text:h text:style-name="P1" text:outline-level="2"><text:bookmark text:name="1简单概括"/><text:span text:style-name="T20">1</text:span><text:span text:style-name="T21">、简单概括</text:span></text:h>
        <text:p text:style-name="P5"><text:span text:style-name="T8">先用一张图来理一下</text:span><text:span text:style-name="Source_20_Text"><text:span text:style-name="T7">git fetch</text:span></text:span><text:span text:style-name="T8">和</text:span><text:span text:style-name="Source_20_Text"><text:span text:style-name="T7">git pull</text:span></text:span><text:span text:style-name="T8">的概念：</text:span></text:p>
        <text:p text:style-name="P3"><draw:frame draw:style-name="fr1" draw:name="Image1" text:anchor-type="as-char" svg:width="0.7862in" svg:height="0.3929in" draw:z-index="0"><draw:image xlink:href="http://kmknkk.oss-cn-beijing.aliyuncs.com/image/git.jpg" xlink:type="simple" xlink:show="embed" xlink:actuate="onLoad"/></draw:frame></text:p>
        <text:p text:style-name="P4">可以简单的概括为：</text:p>
        <text:p text:style-name="P5"><text:span text:style-name="Source_20_Text"><text:span text:style-name="T7">git fetch</text:span></text:span><text:span text:style-name="T8">是将远程主机的最新内容拉到本地，用户在检查了以后决定是否合并到工作本机分支中。</text:span></text:p>
        <text:p text:style-name="P5"><text:span text:style-name="T8">而</text:span><text:span text:style-name="Source_20_Text"><text:span text:style-name="T7">git pull</text:span></text:span><text:span text:style-name="T7"> </text:span><text:span text:style-name="T8">则是将远程主机的最新内容拉下来后直接合并，即：</text:span><text:span text:style-name="Source_20_Text"><text:span text:style-name="T7">git pull = git fetch + git merge</text:span></text:span><text:span text:style-name="T8">，这样可能会产生冲突，需要手动解决。</text:span></text:p>
        <text:p text:style-name="P5"><text:span text:style-name="T8">下面我们来详细了解一下</text:span><text:span text:style-name="Source_20_Text"><text:span text:style-name="T7">git fetch</text:span></text:span><text:span text:style-name="T7"> </text:span><text:span text:style-name="T8">和</text:span><text:span text:style-name="Source_20_Text"><text:span text:style-name="T7">git pull</text:span></text:span><text:span text:style-name="T7"> </text:span><text:span text:style-name="T8">的用法。 </text:span></text:p>
        <text:h text:style-name="P2" text:outline-level="2"><text:bookmark text:name="2分支的概念"/><text:bookmark text:name="t1"/><text:span text:style-name="T2">2</text:span><text:span text:style-name="T4">、分支的概念</text:span></text:h>
        <text:p text:style-name="P3"><text:span text:style-name="T3">在介绍两种方法之前，我们需要先了解一下分支的概念： </text:span><text:span text:style-name="T1"><text:line-break/></text:span><text:span text:style-name="T3">分支是用来标记特定代码的提交，每一个分支通过</text:span><text:span text:style-name="T1">SHA1sum</text:span><text:span text:style-name="T3">值来标识，所以对分支的操作是轻量级的，你改变的仅仅是</text:span><text:span text:style-name="T1">SHA1sum</text:span><text:span text:style-name="T3">值。</text:span></text:p>
        <text:p text:style-name="P3"><text:span text:style-name="T3">如下图所示，当前有</text:span><text:span text:style-name="T1">2</text:span><text:span text:style-name="T3">个分支，</text:span><text:span text:style-name="T1">A,C,E</text:span><text:span text:style-name="T3">属于</text:span><text:span text:style-name="T1">master</text:span><text:span text:style-name="T3">分支，而</text:span><text:span text:style-name="T1">A,B</text:span><text:span text:style-name="T3">，</text:span><text:span text:style-name="T1">D,F</text:span><text:span text:style-name="T3">属于</text:span><text:span text:style-name="T1">dev</text:span><text:span text:style-name="T3">分支。</text:span></text:p>
        <text:p text:style-name="P16"><text:span text:style-name="Source_20_Text"><text:span text:style-name="T12">A----C----E</text:span></text:span><text:span text:style-name="Source_20_Text"><text:span text:style-name="T13">（</text:span></text:span><text:span text:style-name="Source_20_Text"><text:span text:style-name="T12">master</text:span></text:span><text:span text:style-name="Source_20_Text"><text:span text:style-name="T13">）</text:span></text:span></text:p>
        <text:p text:style-name="P16"><text:span text:style-name="Source_20_Text"><text:span text:style-name="T14"><text:s/></text:span></text:span><text:span text:style-name="Source_20_Text"><text:span text:style-name="T12">\</text:span></text:span></text:p>
        <text:p text:style-name="P16"><text:span text:style-name="Source_20_Text"><text:span text:style-name="T14"><text:s text:c="2"/></text:span></text:span><text:span text:style-name="Source_20_Text"><text:span text:style-name="T12">B---D---F(dev)</text:span></text:span></text:p>
        <text:list xml:id="list5737312744486139793" text:style-name="L1">
          <text:list-item>
            <text:p text:style-name="P6">1</text:p>
          </text:list-item>
          <text:list-item>
            <text:p text:style-name="P6">2</text:p>
          </text:list-item>
          <text:list-item>
            <text:p text:style-name="P6">3</text:p>
          </text:list-item>
        </text:list>
        <text:p text:style-name="P3"><text:span text:style-name="T3">它们的</text:span><text:span text:style-name="T1">head</text:span><text:span text:style-name="T3">指针分别指向</text:span><text:span text:style-name="T1">E</text:span><text:span text:style-name="T3">和</text:span><text:span text:style-name="T1">F</text:span><text:span text:style-name="T3">，对上述做如下操作：</text:span></text:p>
        <text:p text:style-name="P16"><text:soft-page-break/><text:span text:style-name="Source_20_Text"><text:span text:style-name="T10">git checkout master </text:span></text:span><text:span text:style-name="Source_20_Text"><text:span text:style-name="T12"><text:s/>//</text:span></text:span><text:span text:style-name="Source_20_Text"><text:span text:style-name="T13">选择</text:span></text:span><text:span text:style-name="Source_20_Text"><text:span text:style-name="T12">or</text:span></text:span><text:span text:style-name="Source_20_Text"><text:span text:style-name="T13">切换到</text:span></text:span><text:span text:style-name="Source_20_Text"><text:span text:style-name="T12">master</text:span></text:span><text:span text:style-name="Source_20_Text"><text:span text:style-name="T13">分支</text:span></text:span></text:p>
        <text:p text:style-name="P16"><text:span text:style-name="Source_20_Text"><text:span text:style-name="T12">git </text:span></text:span><text:span text:style-name="Source_20_Text"><text:span text:style-name="T15">merge dev <text:s text:c="6"/></text:span></text:span><text:span text:style-name="Source_20_Text"><text:span text:style-name="T12"><text:s/>//</text:span></text:span><text:span text:style-name="Source_20_Text"><text:span text:style-name="T13">将</text:span></text:span><text:span text:style-name="Source_20_Text"><text:span text:style-name="T12">dev</text:span></text:span><text:span text:style-name="Source_20_Text"><text:span text:style-name="T13">分支合并到当前分支</text:span></text:span><text:span text:style-name="Source_20_Text"><text:span text:style-name="T12">(master)</text:span></text:span><text:span text:style-name="Source_20_Text"><text:span text:style-name="T13">中</text:span></text:span></text:p>
        <text:list xml:id="list2468850246867788532" text:style-name="L2">
          <text:list-item>
            <text:p text:style-name="P7">1</text:p>
          </text:list-item>
          <text:list-item>
            <text:p text:style-name="P7">2</text:p>
          </text:list-item>
        </text:list>
        <text:p text:style-name="P4">合并完成后：</text:p>
        <text:p text:style-name="P16"><text:span text:style-name="Source_20_Text"><text:span text:style-name="T12">A---C---E---G(master)</text:span></text:span></text:p>
        <text:p text:style-name="P16"><text:span text:style-name="Source_20_Text"><text:span text:style-name="T14"><text:s/></text:span></text:span><text:span text:style-name="Source_20_Text"><text:span text:style-name="T12">\ <text:s text:c="8"/>/</text:span></text:span></text:p>
        <text:p text:style-name="P16"><text:span text:style-name="Source_20_Text"><text:span text:style-name="T14"><text:s text:c="2"/></text:span></text:span><text:span text:style-name="Source_20_Text"><text:span text:style-name="T12">B---D---F</text:span></text:span><text:span text:style-name="Source_20_Text"><text:span text:style-name="T13">（</text:span></text:span><text:span text:style-name="Source_20_Text"><text:span text:style-name="T12">dev</text:span></text:span><text:span text:style-name="Source_20_Text"><text:span text:style-name="T13">）</text:span></text:span></text:p>
        <text:list xml:id="list4521824875227453494" text:style-name="L3">
          <text:list-item>
            <text:p text:style-name="P8">1</text:p>
          </text:list-item>
          <text:list-item>
            <text:p text:style-name="P8">2</text:p>
          </text:list-item>
          <text:list-item>
            <text:p text:style-name="P8">3</text:p>
          </text:list-item>
        </text:list>
        <text:p text:style-name="P3"><text:span text:style-name="T3">现在</text:span><text:span text:style-name="T1">ABCDEFG</text:span><text:span text:style-name="T3">属于</text:span><text:span text:style-name="T1">master</text:span><text:span text:style-name="T3">，</text:span><text:span text:style-name="T1">G</text:span><text:span text:style-name="T3">是一次合并后的结果，是将</text:span><text:span text:style-name="T1">E</text:span><text:span text:style-name="T3">和Ｆ的代码合并后的结果，可能会出现冲突。而</text:span><text:span text:style-name="T1">ABDF</text:span><text:span text:style-name="T3">依然属于</text:span><text:span text:style-name="T1">dev</text:span><text:span text:style-name="T3">分支。可以继续在</text:span><text:span text:style-name="T1">dev</text:span><text:span text:style-name="T3">的分支上进行开发</text:span><text:span text:style-name="T1">:</text:span></text:p>
        <text:p text:style-name="P16"><text:span text:style-name="Source_20_Text"><text:span text:style-name="T12">A---C---E---G---H(master)</text:span></text:span></text:p>
        <text:p text:style-name="P16"><text:span text:style-name="Source_20_Text"><text:span text:style-name="T14"><text:s/></text:span></text:span><text:span text:style-name="Source_20_Text"><text:span text:style-name="T12">\ <text:s text:c="8"/>/</text:span></text:span></text:p>
        <text:p text:style-name="P16"><text:span text:style-name="Source_20_Text"><text:span text:style-name="T14"><text:s text:c="2"/></text:span></text:span><text:span text:style-name="Source_20_Text"><text:span text:style-name="T12">B---D---F---I</text:span></text:span><text:span text:style-name="Source_20_Text"><text:span text:style-name="T13">（</text:span></text:span><text:span text:style-name="Source_20_Text"><text:span text:style-name="T12">dev</text:span></text:span><text:span text:style-name="Source_20_Text"><text:span text:style-name="T13">）</text:span></text:span></text:p>
        <text:list xml:id="list5759686446603374950" text:style-name="L4">
          <text:list-item>
            <text:p text:style-name="P9">1</text:p>
          </text:list-item>
          <text:list-item>
            <text:p text:style-name="P9">2</text:p>
          </text:list-item>
          <text:list-item>
            <text:p text:style-name="P9">3</text:p>
          </text:list-item>
          <text:list-item>
            <text:p text:style-name="P9">4</text:p>
          </text:list-item>
        </text:list>
        <text:p text:style-name="P3"><text:span text:style-name="T3">分支（</text:span><text:span text:style-name="T1">branch</text:span><text:span text:style-name="T3">）的基本操作：</text:span></text:p>
        <text:p text:style-name="P17"><text:span text:style-name="Source_20_Text"><text:span text:style-name="T10">git branch //</text:span></text:span><text:span text:style-name="Source_20_Text"><text:span text:style-name="T9">查看本地所有分支 </text:span></text:span></text:p>
        <text:p text:style-name="P17"/>
        <text:p text:style-name="P17"><text:span text:style-name="Source_20_Text"><text:span text:style-name="T10">git branch -r //</text:span></text:span><text:span text:style-name="Source_20_Text"><text:span text:style-name="T9">查看远程所有分支</text:span></text:span></text:p>
        <text:p text:style-name="P17"/>
        <text:p text:style-name="P17"><text:span text:style-name="Source_20_Text"><text:span text:style-name="T10">git branch -a //</text:span></text:span><text:span text:style-name="Source_20_Text"><text:span text:style-name="T9">查看本地和远程的所有分支</text:span></text:span></text:p>
        <text:p text:style-name="P17"/>
        <text:p text:style-name="P17"><text:span text:style-name="Source_20_Text"><text:span text:style-name="T10">git branch &lt;branchname&gt; //</text:span></text:span><text:span text:style-name="Source_20_Text"><text:span text:style-name="T9">新建分支</text:span></text:span></text:p>
        <text:p text:style-name="P17"/>
        <text:p text:style-name="P17"><text:soft-page-break/><text:span text:style-name="Source_20_Text"><text:span text:style-name="T10">git branch -d &lt;branchname&gt; //</text:span></text:span><text:span text:style-name="Source_20_Text"><text:span text:style-name="T9">删除本地分支</text:span></text:span></text:p>
        <text:p text:style-name="P17"/>
        <text:p text:style-name="P17"><text:span text:style-name="Source_20_Text"><text:span text:style-name="T10">git branch -d -r &lt;branchname&gt; //</text:span></text:span><text:span text:style-name="Source_20_Text"><text:span text:style-name="T9">删除远程分支，删除后还需推送到服务器</text:span></text:span></text:p>
        <text:p text:style-name="P17"><text:span text:style-name="Source_20_Text"><text:span text:style-name="T10">git push origin:&lt;branchname&gt; <text:s/>//</text:span></text:span><text:span text:style-name="Source_20_Text"><text:span text:style-name="T9">删除后推送至服务器</text:span></text:span></text:p>
        <text:p text:style-name="P17"/>
        <text:p text:style-name="P17"><text:span text:style-name="Source_20_Text"><text:span text:style-name="T10">git branch -m &lt;oldbranch&gt; &lt;newbranch&gt; //</text:span></text:span><text:span text:style-name="Source_20_Text"><text:span text:style-name="T9">重命名本地分支</text:span></text:span></text:p>
        <text:p text:style-name="P16"><text:span text:style-name="Source_20_Text"><text:span text:style-name="T12">/**</text:span></text:span></text:p>
        <text:p text:style-name="P16"><text:span text:style-name="Source_20_Text"><text:span text:style-name="T12">*</text:span></text:span><text:span text:style-name="Source_20_Text"><text:span text:style-name="T13">重命名远程分支：</text:span></text:span></text:p>
        <text:p text:style-name="P16"><text:span text:style-name="Source_20_Text"><text:span text:style-name="T12">*1</text:span></text:span><text:span text:style-name="Source_20_Text"><text:span text:style-name="T13">、删除远程待修改分支</text:span></text:span></text:p>
        <text:p text:style-name="P16"><text:span text:style-name="Source_20_Text"><text:span text:style-name="T12">*2</text:span></text:span><text:span text:style-name="Source_20_Text"><text:span text:style-name="T13">、</text:span></text:span><text:span text:style-name="Source_20_Text"><text:span text:style-name="T12">push</text:span></text:span><text:span text:style-name="Source_20_Text"><text:span text:style-name="T13">本地新分支到远程服务器</text:span></text:span></text:p>
        <text:p text:style-name="P16"><text:span text:style-name="Source_20_Text"><text:span text:style-name="T12">*/</text:span></text:span></text:p>
        <text:p text:style-name="P16"/>
        <text:p text:style-name="P16"><text:span text:style-name="Source_20_Text"><text:span text:style-name="T12">//git</text:span></text:span><text:span text:style-name="Source_20_Text"><text:span text:style-name="T13">中一些选项解释</text:span></text:span><text:span text:style-name="Source_20_Text"><text:span text:style-name="T12">:</text:span></text:span></text:p>
        <text:p text:style-name="P16"/>
        <text:p text:style-name="P16"><text:span text:style-name="Source_20_Text"><text:span text:style-name="T17">-d</text:span></text:span></text:p>
        <text:p text:style-name="P16"><text:span text:style-name="Source_20_Text"><text:span text:style-name="T17">--delete</text:span></text:span><text:span text:style-name="Source_20_Text"><text:span text:style-name="T18">：删除</text:span></text:span></text:p>
        <text:p text:style-name="P16"/>
        <text:p text:style-name="P16"><text:span text:style-name="Source_20_Text"><text:span text:style-name="T17">-D</text:span></text:span></text:p>
        <text:p text:style-name="P16"><text:span text:style-name="Source_20_Text"><text:span text:style-name="T17">--delete --force</text:span></text:span><text:span text:style-name="Source_20_Text"><text:span text:style-name="T18">的快捷键</text:span></text:span></text:p>
        <text:p text:style-name="P16"/>
        <text:p text:style-name="P16"><text:span text:style-name="Source_20_Text"><text:span text:style-name="T17">-f</text:span></text:span></text:p>
        <text:p text:style-name="P16"><text:span text:style-name="Source_20_Text"><text:span text:style-name="T17">--force</text:span></text:span><text:span text:style-name="Source_20_Text"><text:span text:style-name="T18">：强制</text:span></text:span></text:p>
        <text:p text:style-name="P16"/>
        <text:p text:style-name="P16"><text:span text:style-name="Source_20_Text"><text:span text:style-name="T17">-m</text:span></text:span></text:p>
        <text:p text:style-name="P16"><text:span text:style-name="Source_20_Text"><text:span text:style-name="T17">--move</text:span></text:span><text:span text:style-name="Source_20_Text"><text:span text:style-name="T18">：移动或重命名</text:span></text:span></text:p>
        <text:p text:style-name="P16"/>
        <text:p text:style-name="P16"><text:span text:style-name="Source_20_Text"><text:span text:style-name="T17">-M</text:span></text:span></text:p>
        <text:p text:style-name="P16"><text:span text:style-name="Source_20_Text"><text:span text:style-name="T17">--move --force</text:span></text:span><text:span text:style-name="Source_20_Text"><text:span text:style-name="T18">的快捷键</text:span></text:span></text:p>
        <text:p text:style-name="P16"/>
        <text:p text:style-name="P16"><text:span text:style-name="Source_20_Text"><text:span text:style-name="T17">-r</text:span></text:span></text:p>
        <text:p text:style-name="P16"><text:span text:style-name="Source_20_Text"><text:span text:style-name="T17">--remote</text:span></text:span><text:span text:style-name="Source_20_Text"><text:span text:style-name="T18">：远程</text:span></text:span></text:p>
        <text:p text:style-name="P16"/>
        <text:p text:style-name="P16"><text:span text:style-name="Source_20_Text"><text:span text:style-name="T17">-a</text:span></text:span></text:p>
        <text:p text:style-name="P16"><text:span text:style-name="Source_20_Text"><text:span text:style-name="T17">--all</text:span></text:span><text:span text:style-name="Source_20_Text"><text:span text:style-name="T18">：所有</text:span></text:span></text:p>
        <text:p text:style-name="P3"> </text:p>
        <text:h text:style-name="P2" text:outline-level="2"><text:bookmark text:name="3git-fetch-用法"/><text:bookmark text:name="t2"/><text:soft-page-break/><text:span text:style-name="T2">3</text:span><text:span text:style-name="T4">、</text:span><text:span text:style-name="T2">git fetch </text:span><text:span text:style-name="T4">用法</text:span></text:h>
        <text:p text:style-name="P3"><text:span text:style-name="T1">git fetch </text:span><text:span text:style-name="T3">命令：</text:span></text:p>
        <text:p text:style-name="P16"><text:span text:style-name="Source_20_Text"><text:span text:style-name="T12">$ git fetch &lt;</text:span></text:span><text:span text:style-name="Source_20_Text"><text:span text:style-name="T13">远程主机名</text:span></text:span><text:span text:style-name="Source_20_Text"><text:span text:style-name="T12">&gt; //</text:span></text:span><text:span text:style-name="Source_20_Text"><text:span text:style-name="T13">这个命令将某个远程主机的更新全部取回本地</text:span></text:span></text:p>
        <text:list xml:id="list8462479295099457800" text:style-name="L5">
          <text:list-item>
            <text:p text:style-name="P11">1</text:p>
          </text:list-item>
        </text:list>
        <text:p text:style-name="P4">如果只想取回特定分支的更新，可以指定分支名：</text:p>
        <text:p text:style-name="P16"><text:span text:style-name="Source_20_Text"><text:span text:style-name="T12">$ git fetch &lt;</text:span></text:span><text:span text:style-name="Source_20_Text"><text:span text:style-name="T13">远程主机名</text:span></text:span><text:span text:style-name="Source_20_Text"><text:span text:style-name="T12">&gt; &lt;</text:span></text:span><text:span text:style-name="Source_20_Text"><text:span text:style-name="T13">分支名</text:span></text:span><text:span text:style-name="Source_20_Text"><text:span text:style-name="T12">&gt; //</text:span></text:span><text:span text:style-name="Source_20_Text"><text:span text:style-name="T13">注意之间有空格</text:span></text:span></text:p>
        <text:list xml:id="list5337076087640773484" text:style-name="L6">
          <text:list-item>
            <text:p text:style-name="P12">1</text:p>
          </text:list-item>
        </text:list>
        <text:p text:style-name="P5"><text:span text:style-name="T8">最常见的命令如取回</text:span><text:span text:style-name="Source_20_Text"><text:span text:style-name="T7">origin</text:span></text:span><text:span text:style-name="T7"> </text:span><text:span text:style-name="T8">主机的</text:span><text:span text:style-name="Source_20_Text"><text:span text:style-name="T7">master</text:span></text:span><text:span text:style-name="T7"> </text:span><text:span text:style-name="T8">分支：</text:span></text:p>
        <text:p text:style-name="P16"><text:span text:style-name="Source_20_Text"><text:span text:style-name="T12">$ git fetch origin master</text:span></text:span></text:p>
        <text:list xml:id="list8669078887061129253" text:style-name="L7">
          <text:list-item>
            <text:p text:style-name="P13">1</text:p>
          </text:list-item>
        </text:list>
        <text:p text:style-name="P5"><text:span text:style-name="T8">取回更新后，会返回一个</text:span><text:span text:style-name="Source_20_Text"><text:span text:style-name="T7">FETCH_HEAD</text:span></text:span><text:span text:style-name="T7"> </text:span><text:span text:style-name="T8">，指的是某个</text:span><text:span text:style-name="T7">branch</text:span><text:span text:style-name="T8">在服务器上的最新状态，我们可以在本地通过它查看刚取回的更新信息：</text:span></text:p>
        <text:p text:style-name="P16"><text:span text:style-name="Source_20_Text"><text:span text:style-name="T17">$</text:span></text:span><text:span text:style-name="Source_20_Text"><text:span text:style-name="T11"> git </text:span></text:span><text:span text:style-name="Source_20_Text"><text:span text:style-name="T15">log </text:span></text:span><text:span text:style-name="Source_20_Text"><text:span text:style-name="T19">-p FETCH_HEAD</text:span></text:span></text:p>
        <text:list xml:id="list1881285246307242664" text:style-name="L8">
          <text:list-item>
            <text:p text:style-name="P14">1</text:p>
          </text:list-item>
        </text:list>
        <text:p text:style-name="P3"><text:span text:style-name="T3">如图： </text:span><text:span text:style-name="T1"><text:line-break/></text:span><text:span text:style-name="T1"><draw:frame draw:style-name="fr1" draw:name="Image2" text:anchor-type="as-char" svg:width="0.7862in" svg:height="0.3929in" draw:z-index="1"><draw:image xlink:href="http://kmknkk.oss-cn-beijing.aliyuncs.com/image/fetch.png" xlink:type="simple" xlink:show="embed" xlink:actuate="onLoad"/></draw:frame></text:span></text:p>
        <text:p text:style-name="P3"><text:span text:style-name="T3">可以看到返回的信息包括更新的文件名，更新的作者和时间，以及更新的代码（</text:span><text:span text:style-name="T1">19</text:span><text:span text:style-name="T3">行红色</text:span><text:span text:style-name="T1">[</text:span><text:span text:style-name="T3">删除</text:span><text:span text:style-name="T1">]</text:span><text:span text:style-name="T3">和绿色</text:span><text:span text:style-name="T1">[</text:span><text:span text:style-name="T3">新增</text:span><text:span text:style-name="T1">]</text:span><text:span text:style-name="T3">部分）。</text:span></text:p>
        <text:p text:style-name="P3"><text:span text:style-name="T3">我们可以通过这些信息来判断是否产生冲突，以确定是否将更新</text:span><text:span text:style-name="T1">merge</text:span><text:span text:style-name="T3">到当前分支。 </text:span></text:p>
        <text:h text:style-name="P2" text:outline-level="2"><text:bookmark text:name="4git-pull-用法"/><text:bookmark text:name="t3"/><text:span text:style-name="T2">4</text:span><text:span text:style-name="T4">、</text:span><text:span text:style-name="T2">git pull </text:span><text:span text:style-name="T4">用法</text:span></text:h>
        <text:p text:style-name="P5"><text:span text:style-name="T8">前面提到，</text:span><text:span text:style-name="Source_20_Text"><text:span text:style-name="T7">git pull</text:span></text:span><text:span text:style-name="T7"> </text:span><text:span text:style-name="T8">的过程可以理解为：</text:span></text:p>
        <text:p text:style-name="P16"><text:span text:style-name="Source_20_Text"><text:span text:style-name="T10">git fetch origin master</text:span></text:span><text:span text:style-name="Source_20_Text"><text:span text:style-name="T12"> //</text:span></text:span><text:span text:style-name="Source_20_Text"><text:span text:style-name="T13">从远程主机的</text:span></text:span><text:span text:style-name="Source_20_Text"><text:span text:style-name="T12">master</text:span></text:span><text:span text:style-name="Source_20_Text"><text:span text:style-name="T13">分支拉取最新内容 </text:span></text:span></text:p>
        <text:p text:style-name="P16"><text:span text:style-name="Source_20_Text"><text:span text:style-name="T12">git </text:span></text:span><text:span text:style-name="Source_20_Text"><text:span text:style-name="T15">merge FETCH_HEAD <text:s text:c="2"/></text:span></text:span><text:span text:style-name="Source_20_Text"><text:span text:style-name="T12"><text:s/>//</text:span></text:span><text:span text:style-name="Source_20_Text"><text:span text:style-name="T13">将拉取下来的最新内容合并到当前所在的分支中</text:span></text:span></text:p>
        <text:list xml:id="list8966114213327744442" text:style-name="L9">
          <text:list-item>
            <text:p text:style-name="P10"><text:soft-page-break/>1</text:p>
          </text:list-item>
          <text:list-item>
            <text:p text:style-name="P10">2</text:p>
          </text:list-item>
        </text:list>
        <text:p text:style-name="P4">即将远程主机的某个分支的更新取回，并与本地指定的分支合并，完整格式可表示为：</text:p>
        <text:p text:style-name="P16"><text:span text:style-name="Source_20_Text"><text:span text:style-name="T10">$ git pull </text:span></text:span><text:span text:style-name="Source_20_Text"><text:span text:style-name="T15">&lt;</text:span></text:span><text:span text:style-name="Source_20_Text"><text:span text:style-name="T16">远程主机名</text:span></text:span><text:span text:style-name="Source_20_Text"><text:span text:style-name="T15">&gt;</text:span></text:span><text:span text:style-name="Source_20_Text"><text:span text:style-name="T19"> </text:span></text:span><text:span text:style-name="Source_20_Text"><text:span text:style-name="T15">&lt;</text:span></text:span><text:span text:style-name="Source_20_Text"><text:span text:style-name="T16">远程分支名</text:span></text:span><text:span text:style-name="Source_20_Text"><text:span text:style-name="T15">&gt;</text:span></text:span><text:span text:style-name="Source_20_Text"><text:span text:style-name="T19">:</text:span></text:span><text:span text:style-name="Source_20_Text"><text:span text:style-name="T15">&lt;</text:span></text:span><text:span text:style-name="Source_20_Text"><text:span text:style-name="T16">本地分支名</text:span></text:span><text:span text:style-name="Source_20_Text"><text:span text:style-name="T15">&gt;</text:span></text:span></text:p>
        <text:list xml:id="list8908041504883030713" text:style-name="L10">
          <text:list-item>
            <text:p text:style-name="P15">1</text:p>
          </text:list-item>
        </text:list>
        <text:p text:style-name="P4">如果远程分支是与当前分支合并，则冒号后面的部分可以省略：</text:p>
        <text:p text:style-name="P16"><text:span text:style-name="Source_20_Text"><text:span text:style-name="T12">$ git pull origin </text:span></text:span><text:span text:style-name="Source_20_Text"><text:span text:style-name="T15">next</text:span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sans-serif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0:00:26.432384157</meta:creation-date>
    <dc:date>2019-09-06T10:00:58.785438748</dc:date>
    <meta:editing-duration>PT32S</meta:editing-duration>
    <meta:editing-cycles>1</meta:editing-cycles>
    <meta:document-statistic meta:table-count="0" meta:image-count="2" meta:object-count="0" meta:page-count="5" meta:paragraph-count="94" meta:word-count="1100" meta:character-count="1832" meta:non-whitespace-character-count="1686"/>
    <meta:generator>LibreOffice/5.1.6.2$Linux_X86_64 LibreOffice_project/10m0$Build-2</meta:generator>
  </office:meta>
</office:document-meta>
</file>